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Pictures/1000000000000349000001E51EDD641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2.049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graphic-properties draw:stroke="solid" svg:stroke-color="#10b161" draw:fill="none" draw:fill-color="#ffffff" draw:textarea-horizontal-align="center" draw:textarea-vertical-align="middle" draw:auto-grow-height="true" draw:auto-grow-width="false" fo:min-height="1.8cm" fo:min-width="0cm"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1.173cm" fo:min-width="0cm"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3" style:family="graphic" style:parent-style-name="standard">
      <style:graphic-properties draw:stroke="none" draw:fill="none" fo:min-height="8.282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7.899cm" fo:min-width="0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loext:graphic-properties draw:fill="none" draw:fill-color="#ffffff"/>
      <style:paragraph-properties fo:text-align="center"/>
    </style:style>
    <style:style style:name="P21"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loext:graphic-properties draw:fill="none" draw:fill-color="#ffffff"/>
      <style:text-properties style:font-size-asian="18pt"/>
    </style:style>
    <style:style style:name="P27" style:family="paragraph">
      <loext:graphic-properties draw:fill="none"/>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Segoe UI Black" fo:font-size="60pt" fo:letter-spacing="normal" fo:font-style="normal" fo:text-shadow="none" style:text-underline-style="none" fo:font-weight="bold" style:letter-kerning="true" fo:background-color="transparent" style:font-name-asian="宋体" style:font-size-asian="60pt" style:language-asian="zh" style:country-asian="CN" style:font-style-asian="normal" style:font-weight-asian="bold" style:font-name-complex="Arial1" style:font-size-complex="60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66pt" fo:letter-spacing="normal" fo:font-style="normal" fo:text-shadow="none" style:text-underline-style="none" fo:font-weight="bold" style:letter-kerning="true" fo:background-color="transparent" style:font-name-asian="宋体" style:font-size-asian="66pt" style:language-asian="zh" style:country-asian="CN" style:font-style-asian="normal" style:font-weight-asian="bold" style:font-name-complex="Arial1" style:font-size-complex="66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font-size="26pt" style:font-size-asian="26pt" style:font-size-complex="26pt"/>
    </style:style>
    <style:style style:name="T20"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微软雅黑1"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21" style:family="text">
      <style:text-properties fo:font-size="32pt" style:font-size-asian="32pt" style:font-size-complex="32pt"/>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3" style:family="text">
      <style:text-properties style:font-size-asian="18pt"/>
    </style:style>
    <style:style style:name="T2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微软雅黑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25" style:family="text">
      <style:text-properties fo:font-size="24pt" style:font-size-asian="24pt" style:font-size-complex="24pt"/>
    </style:style>
    <style:style style:name="T2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微软雅黑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SSE</text:span><text:span text:style-name="T4">后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建立一个</text:span><text:span text:style-name="T10">.NET WebAPI</text:span><text:span text:style-name="T10">控制器处理第一次连接</text:span><text:span text:style-name="T10">(</text:span><text:span text:style-name="T10">返回</text:span><text:span text:style-name="T10">SSE</text:span><text:span text:style-name="T10">标头</text:span><text:span text:style-name="T10">)</text:span></text:p>
          </draw:text-box>
        </draw:frame>
        <draw:frame draw:style-name="gr11" draw:text-style-name="P15" draw:layer="layout" svg:width="25.138cm" svg:height="2.299cm" svg:x="5.72cm" svg:y="8.897cm">
          <draw:text-box>
            <text:p text:style-name="P16"><text:span text:style-name="T11">👉 为了提高性能，使用单例的</text:span><text:span text:style-name="T11">Channel</text:span><text:span text:style-name="T11">来处理流式输出</text:span><text:span text:style-name="T11">(</text:span><text:span text:style-name="T11">包括没有数据时的阻塞</text:span><text:span text:style-name="T11">)</text:span></text:p>
          </draw:text-box>
        </draw:frame>
        <draw:frame draw:style-name="gr12" draw:text-style-name="P15" draw:layer="layout" svg:width="25.763cm" svg:height="3.185cm" svg:x="5.774cm" svg:y="11.603cm">
          <draw:text-box>
            <text:p text:style-name="P16"><text:span text:style-name="T11">👉 使用一个多线程安全的字典区分每个用户</text:span><text:span text:style-name="T11">,</text:span><text:span text:style-name="T11">有数据时发送到特定的</text:span><text:span text:style-name="T11">Channel</text:span><text:span text:style-name="T11">中返回给客户端</text:span><text:span text:style-name="T11">(</text:span><text:span text:style-name="T11">客户区分</text:span><text:span text:style-name="T11">)</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code"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12">😊</text:span><text:span text:style-name="T4">SSE(</text:span><text:span text:style-name="T4">服务端推送事件</text:span><text:span text:style-name="T4">)</text:span></text:p>
          </draw:text-box>
        </draw:fram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 draw:style-name="gr14" draw:text-style-name="P19" draw:layer="layout" svg:width="24.557cm" svg:height="3.598cm" svg:x="5.259cm" svg:y="7.441cm">
          <text:p text:style-name="P18"><text:span text:style-name="T13">🚀 SSE</text:span><text:span text:style-name="T13">后端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8.053cm" svg:height="2.05cm" svg:x="3.305cm" svg:y="14.436cm">
          <draw:text-box>
            <text:p text:style-name="P12">SSE心跳检测</text:p>
          </draw:text-box>
        </draw:frame>
        <draw:frame draw:style-name="gr16" draw:text-style-name="P20" draw:layer="layout" svg:width="8.053cm" svg:height="2.05cm" svg:x="13.519cm" svg:y="11.982cm">
          <draw:text-box>
            <text:p text:style-name="P12">SSE服务器鉴权</text:p>
          </draw:text-box>
        </draw:frame>
        <draw:frame draw:style-name="gr16" draw:text-style-name="P20" draw:layer="layout" svg:width="8.053cm" svg:height="2.05cm" svg:x="23.522cm" svg:y="11.957cm">
          <draw:text-box>
            <text:p text:style-name="P12">SSE用户识别</text:p>
          </draw:text-box>
        </draw:frame>
        <draw:frame draw:style-name="gr16" draw:text-style-name="P20" draw:layer="layout" svg:width="8.053cm" svg:height="2.05cm" svg:x="3.315cm" svg:y="11.958cm">
          <draw:text-box>
            <text:p text:style-name="P12">SSE约定标头</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11.002cm" svg:height="2.05cm" svg:x="11.915cm" svg:y="14.488cm">
          <draw:text-box>
            <text:p text:style-name="P12">浏览器刷新或者关闭时退出服务</text:p>
          </draw:text-box>
        </draw:frame>
        <draw:frame draw:style-name="gr16" draw:text-style-name="P20" draw:layer="layout" svg:width="8.053cm" svg:height="2.05cm" svg:x="23.566cm" svg:y="14.456cm">
          <draw:text-box>
            <text:p text:style-name="P12">Channel类</text:p>
          </draw:text-box>
          <office:event-listeners>
            <presentation:event-listener script:event-name="dom:click" presentation:action="show" xlink:href="#channel" xlink:type="simple" xlink:show="embed" xlink:actuate="onRequest"/>
          </office:event-listeners>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SSE</text:span><text:span text:style-name="T4">踩“坑”</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7"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8" draw:text-style-name="P19" draw:layer="layout" svg:width="26.785cm" svg:height="3.598cm" svg:x="4.433cm" svg:y="6.649cm">
          <text:p text:style-name="P21"><text:span text:style-name="T14">🚀 数据格式踩“坑”：👉演示问题</text:span></text:p>
          <text:p text:style-name="P21"><text:span text:style-name="T14">🚀 方案一：把返回值包装成一个</text:span><text:span text:style-name="T14">Json</text:span><text:span text:style-name="T14">对象返回</text:span></text:p>
          <text:p text:style-name="P21"><text:span text:style-name="T14">🚀 方案二：带“</text:span><text:span text:style-name="T14">\n”</text:span><text:span text:style-name="T14">的消息体，以多个连续</text:span><text:span text:style-name="T14">data</text:span><text:span text:style-name="T14">代码段来返回</text:span></text:p>
          <text:p text:style-name="P21"><text:span text:style-name="T14">🚀 方案三：将</text:span><text:span text:style-name="T14">\n</text:span><text:span text:style-name="T14">替换成如“</text:span><text:span text:style-name="T14">\\x0A”</text:span><text:span text:style-name="T14">字符串，再在前端替换回来</text:span></text:p>
          <text:p text:style-name="P2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2"><text:span text:style-name="T15">🚀</text:span><text:span text:style-name="T16"> sse</text:span><text:span text:style-name="T17">最佳实践总结</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19"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0" draw:text-style-name="P10" draw:layer="layout" svg:width="0.962cm" svg:height="2.3cm" svg:x="9.6cm" svg:y="6.198cm">
          <draw:text-box>
            <text:p><text:span text:style-name="T18"><text:s/></text:span></text:p>
          </draw:text-box>
        </draw:frame>
        <draw:frame draw:style-name="gr21" draw:text-style-name="P10" draw:layer="layout" svg:width="26.994cm" svg:height="12.235cm" svg:x="4.162cm" svg:y="5.659cm">
          <draw:text-box>
            <text:p><text:span text:style-name="T19">👉 通过将</text:span><text:span text:style-name="T19">Token</text:span><text:span text:style-name="T19">放在</text:span><text:span text:style-name="T19">URL</text:span><text:span text:style-name="T19">参数中或者服务器端基于</text:span><text:span text:style-name="T19">Cookie Session</text:span><text:span text:style-name="T19">来实现鉴权</text:span></text:p>
            <text:p text:style-name="P14"><text:span text:style-name="T19">👉客户端使用“心跳”来检测服务端是否可用</text:span><text:span text:style-name="T19">,</text:span><text:span text:style-name="T19">服务端使用 </text:span><text:span text:style-name="T19">CancellationToken</text:span><text:span text:style-name="T19">来检测客户端是否刷新或者关闭</text:span></text:p>
            <text:p text:style-name="P23"><text:span text:style-name="T19">👉客户端通过</text:span><text:span text:style-name="T19">Query</text:span><text:span text:style-name="T19">传递用户</text:span><text:span text:style-name="T19">ID</text:span><text:span text:style-name="T19">进行用户区分</text:span><text:span text:style-name="T19">;</text:span></text:p>
            <text:p text:style-name="P23"><text:span text:style-name="T19">👉服务端通过</text:span><text:span text:style-name="T19">Channel</text:span><text:span text:style-name="T19">类来实现高效的读写数据</text:span><text:span text:style-name="T19">;</text:span></text:p>
            <text:p text:style-name="P23"><text:span text:style-name="T20">👉服务端与客户端数据应该有一些约定，如“</text:span><text:span text:style-name="T20">[BEGIN]”</text:span><text:span text:style-name="T20">告诉客户端开始传输</text:span><text:span text:style-name="T20">,“[DONE]</text:span><text:span text:style-name="T19">”</text:span><text:span text:style-name="T19">结束，以方便客户端做一些其他处理</text:span></text:p>
            <text:p text:style-name="P23"><text:span text:style-name="T21"/></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4"><text:span text:style-name="T22">Thank You</text:span></text:p>
          </draw:text-box>
        </draw:frame>
        <draw:frame draw:name="Picture Placeholder 4" draw:style-name="gr2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head"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SSE</text:span><text:span text:style-name="T4">服务器返回标头</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3" draw:text-style-name="P27" draw:layer="layout" svg:width="28.36cm" svg:height="8.532cm" svg:x="2.945cm" svg:y="7.413cm">
          <draw:text-box>
            <text:p><text:span text:style-name="T19">Response.Headers.Append("Content-Type", "text/event-stream");</text:span></text:p>
            <text:p><text:span text:style-name="T19">Response.Headers.Append("Cache-Control", "no-cache");</text:span></text:p>
            <text:p><text:span text:style-name="T19">Response.Headers.Append("Connection", "keep-alive");</text:span></text:p>
            <text:p><text:span text:style-name="T19">Response.Headers.Append("X-Accel-Buffering", "no"); // Nginx</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channel"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Channel in .NET</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4" draw:text-style-name="P10" draw:layer="layout" svg:width="28.379cm" svg:height="9.267cm" svg:x="2.979cm" svg:y="7.225cm">
          <draw:text-box>
            <text:p><text:span text:style-name="T24">👉 Channel</text:span><text:span text:style-name="T24">类是</text:span><text:span text:style-name="T25">.NET</text:span><text:span text:style-name="T25">框架的轻量、高效、多线程安全，适合高并发场景的一个类</text:span><text:span text:style-name="T25">.</text:span></text:p>
            <text:p text:style-name="P14"><text:span text:style-name="T24">👉 一个线程安全的、基于内存的、支持异步读写的消息队列，实现了一种发布</text:span><text:span text:style-name="T24">/</text:span><text:span text:style-name="T24">订阅（</text:span><text:span text:style-name="T24">Pub/Sub</text:span><text:span text:style-name="T24">） 或 生产者</text:span><text:span text:style-name="T24">/</text:span><text:span text:style-name="T24">消费者（</text:span><text:span text:style-name="T24">Producer/Consumer</text:span><text:span text:style-name="T24">）模型。 </text:span></text:p>
            <text:p text:style-name="P14"><text:span text:style-name="T24"><text:s/>👉 是一种轻量级的内置消息队列，最适合在单机内的模块间、线程间异步通信与解耦，并天然适用于生产者</text:span><text:span text:style-name="T24">-</text:span><text:span text:style-name="T24">消费者或订阅</text:span><text:span text:style-name="T24">-</text:span><text:span text:style-name="T24">消费模型。</text:span><text:span text:style-name="T26"> </text:span></text:p>
          </draw:text-box>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channel1"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Channel</text:span><text:span text:style-name="T4">类架构图</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4" draw:text-style-name="P9" draw:layer="layout" svg:width="17.8cm" svg:height="10.265cm" svg:x="8.007cm" svg:y="5.974cm">
          <draw:image xlink:href="Pictures/1000000000000349000001E51EDD6415.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1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0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04cm 2.92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82cm" svg:y="5.7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7cm 2.923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4cm" svg:y="5.7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0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22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5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5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46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4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5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2cm" svg:y="5.7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2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9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2cm" svg:y="5.7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3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3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2cm" svg:y="5.72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9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0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0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0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46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2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9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1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7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1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1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4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8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3T23:49:05.153150800</dc:date>
    <meta:editing-cycles>456</meta:editing-cycles>
    <dc:title>.NET软件开发工程师AI进化课</dc:title>
    <meta:editing-duration>P3DT18H36M6S</meta:editing-duration>
    <meta:generator>LibreOffice/25.2.4.3$Windows_X86_64 LibreOffice_project/33e196637044ead23f5c3226cde09b47731f7e27</meta:generator>
    <meta:document-statistic meta:object-count="120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